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Montreal" svg:font-family="'Neue Montreal', neue-montreal-fallback, Arial, sans-serif, 'Apple Color Emoji', 'Segoe UI Emoji', 'Segoe UI Symbol', 'Noto Color Emoji'"/>
  </office:font-face-decls>
  <office:automatic-styles>
    <style:style style:name="Tabela1" style:family="table">
      <style:table-properties style:width="25.689cm" table:align="left"/>
    </style:style>
    <style:style style:name="Tabela1.A" style:family="table-column">
      <style:table-column-properties style:column-width="4.306cm"/>
    </style:style>
    <style:style style:name="Tabela1.B" style:family="table-column">
      <style:table-column-properties style:column-width="8.804cm"/>
    </style:style>
    <style:style style:name="Tabela1.C" style:family="table-column">
      <style:table-column-properties style:column-width="12.58cm"/>
    </style:style>
    <style:style style:name="Tabela1.A1" style:family="table-cell">
      <style:table-cell-properties fo:padding="0cm" fo:border="none" style:writing-mode="page"/>
    </style:style>
    <style:style style:name="Tabela1.17" style:family="table-row">
      <style:table-row-properties style:min-row-height="0.22cm"/>
    </style:style>
    <style:style style:name="Tabela1.34" style:family="table-row">
      <style:table-row-properties style:min-row-height="0.439cm"/>
    </style:style>
    <style:style style:name="P1" style:family="paragraph" style:parent-style-name="Standard">
      <style:text-properties officeooo:rsid="00229fb1" officeooo:paragraph-rsid="00229fb1"/>
    </style:style>
    <style:style style:name="P2" style:family="paragraph" style:parent-style-name="Table_20_Contents">
      <style:text-properties officeooo:paragraph-rsid="001fb044"/>
    </style:style>
    <style:style style:name="P3" style:family="paragraph" style:parent-style-name="Standard">
      <style:text-properties officeooo:paragraph-rsid="001fb044"/>
    </style:style>
    <style:style style:name="P4" style:family="paragraph" style:parent-style-name="Standard">
      <style:text-properties officeooo:paragraph-rsid="001e2156"/>
    </style:style>
    <style:style style:name="P5" style:family="paragraph" style:parent-style-name="Table_20_Contents">
      <style:text-properties officeooo:paragraph-rsid="001e2156"/>
    </style:style>
    <style:style style:name="P6" style:family="paragraph" style:parent-style-name="Table_20_Contents">
      <style:text-properties officeooo:paragraph-rsid="001fc6d4"/>
    </style:style>
    <style:style style:name="P7" style:family="paragraph" style:parent-style-name="Standard">
      <style:text-properties officeooo:paragraph-rsid="0023cced"/>
    </style:style>
    <style:style style:name="P8" style:family="paragraph" style:parent-style-name="Standard">
      <style:text-properties officeooo:paragraph-rsid="001fc6d4"/>
    </style:style>
    <style:style style:name="P9" style:family="paragraph" style:parent-style-name="Standard">
      <style:text-properties style:text-line-through-style="solid" style:text-line-through-type="single" officeooo:paragraph-rsid="001e2156"/>
    </style:style>
    <style:style style:name="P10" style:family="paragraph" style:parent-style-name="Table_20_Contents">
      <style:text-properties style:text-line-through-style="solid" style:text-line-through-type="single"/>
    </style:style>
    <style:style style:name="P11" style:family="paragraph" style:parent-style-name="Table_20_Contents">
      <style:text-properties style:text-line-through-style="solid" style:text-line-through-type="single" officeooo:paragraph-rsid="001e2156"/>
    </style:style>
    <style:style style:name="P12" style:family="paragraph" style:parent-style-name="Standard">
      <style:text-properties style:text-line-through-style="solid" style:text-line-through-type="single" officeooo:paragraph-rsid="001fb044"/>
    </style:style>
    <style:style style:name="P13" style:family="paragraph" style:parent-style-name="Table_20_Contents">
      <style:text-properties style:text-line-through-style="solid" style:text-line-through-type="single" officeooo:paragraph-rsid="001fb044"/>
    </style:style>
    <style:style style:name="P14" style:family="paragraph" style:parent-style-name="Standard">
      <style:text-properties style:text-line-through-style="solid" style:text-line-through-type="single" officeooo:paragraph-rsid="001fc6d4"/>
    </style:style>
    <style:style style:name="P15" style:family="paragraph" style:parent-style-name="Table_20_Contents">
      <style:text-properties style:text-line-through-style="solid" style:text-line-through-type="single" officeooo:paragraph-rsid="001fc6d4"/>
    </style:style>
    <style:style style:name="T1" style:family="text">
      <style:text-properties officeooo:rsid="00229fb1"/>
    </style:style>
    <style:style style:name="T2" style:family="text">
      <style:text-properties officeooo:rsid="001e2156"/>
    </style:style>
    <style:style style:name="T3" style:family="text">
      <style:text-properties officeooo:rsid="001fb044"/>
    </style:style>
    <style:style style:name="T4" style:family="text">
      <style:text-properties style:text-line-through-style="solid" style:text-line-through-type="single" style:text-underline-style="none"/>
    </style:style>
    <style:style style:name="T5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Business Name</text:p>
          </table:table-cell>
          <table:table-cell table:style-name="Tabela1.A1" office:value-type="string">
            <text:p text:style-name="P2">"displayName": </text:p>
          </table:table-cell>
          <table:table-cell table:style-name="Tabela1.A1" office:value-type="string">
            <text:p text:style-name="P3">{"text": "The Flying Cock","languageCode": "en"}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table:number-rows-spanned="3" office:value-type="string">
            <text:p text:style-name="P4"/>
            <text:p text:style-name="P1">Address</text:p>
          </table:table-cell>
          <table:table-cell table:style-name="Tabela1.A1" office:value-type="string">
            <text:p text:style-name="P5">"formattedAddress":</text:p>
          </table:table-cell>
          <table:table-cell table:style-name="Tabela1.A1" office:value-type="string">
            <text:p text:style-name="P5">"497 3rd Ave, New York, NY 10016, USA",</text:p>
          </table:table-cell>
        </table:table-row>
        <table:table-row>
          <table:covered-table-cell table:style-name="Tabela1.A1"/>
          <table:table-cell table:style-name="Tabela1.A1" office:value-type="string">
            <text:p text:style-name="P5">"location"</text:p>
          </table:table-cell>
          <table:table-cell table:style-name="Tabela1.A1" office:value-type="string">
            <text:p text:style-name="P4">{"latitude": 40.7453332, "longitude": -73.9781677},</text:p>
          </table:table-cell>
        </table:table-row>
        <table:table-row>
          <table:covered-table-cell table:style-name="Tabela1.A1"/>
          <table:table-cell table:style-name="Tabela1.A1" office:value-type="string">
            <text:p text:style-name="Table_20_Contents">"utcOffsetMinutes":</text:p>
          </table:table-cell>
          <table:table-cell table:style-name="Tabela1.A1" office:value-type="string">
            <text:p text:style-name="P2">-240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table:number-rows-spanned="2" office:value-type="string">
            <text:p text:style-name="P4"/>
            <text:p text:style-name="P1">Phone Number</text:p>
          </table:table-cell>
          <table:table-cell table:style-name="Tabela1.A1" office:value-type="string">
            <text:p text:style-name="P5">"nationalPhoneNumber":</text:p>
          </table:table-cell>
          <table:table-cell table:style-name="Tabela1.A1" office:value-type="string">
            <text:p text:style-name="P5">"(212) 689-6900",</text:p>
          </table:table-cell>
        </table:table-row>
        <table:table-row>
          <table:covered-table-cell table:style-name="Tabela1.A1"/>
          <table:table-cell table:style-name="Tabela1.A1" office:value-type="string">
            <text:p text:style-name="P5">"internationalPhoneNumber": </text:p>
          </table:table-cell>
          <table:table-cell table:style-name="Tabela1.A1" office:value-type="string">
            <text:p text:style-name="P5">"+1 212-689-6900"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1">WebSite</text:p>
          </table:table-cell>
          <table:table-cell table:style-name="Tabela1.A1" office:value-type="string">
            <text:p text:style-name="P5">"websiteUri":</text:p>
          </table:table-cell>
          <table:table-cell table:style-name="Tabela1.A1" office:value-type="string">
            <text:p text:style-name="P5">"http://www.theflyingcocknyc.com/",</text:p>
          </table:table-cell>
        </table:table-row>
        <table:table-row>
          <table:table-cell table:style-name="Tabela1.A1" office:value-type="string">
            <text:p text:style-name="P4"><text:span text:style-name="T1">G</text:span>oogle Maps Uri</text:p>
          </table:table-cell>
          <table:table-cell table:style-name="Tabela1.A1" office:value-type="string">
            <text:p text:style-name="P5">"googleMapsUri":</text:p>
          </table:table-cell>
          <table:table-cell table:style-name="Tabela1.A1" office:value-type="string">
            <text:p text:style-name="P5">"https://maps.google.com/?cid=7203368813505524638"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table:number-rows-spanned="2" office:value-type="string">
            <text:p text:style-name="P1">Rating</text:p>
          </table:table-cell>
          <table:table-cell table:style-name="Tabela1.A1" office:value-type="string">
            <text:p text:style-name="P5">"rating":</text:p>
          </table:table-cell>
          <table:table-cell table:style-name="Tabela1.A1" office:value-type="string">
            <text:p text:style-name="P5">4.5,</text:p>
          </table:table-cell>
        </table:table-row>
        <table:table-row>
          <table:covered-table-cell table:style-name="Tabela1.A1"/>
          <table:table-cell table:style-name="Tabela1.A1" office:value-type="string">
            <text:p text:style-name="P2">"userRatingCount":</text:p>
          </table:table-cell>
          <table:table-cell table:style-name="Tabela1.A1" office:value-type="string">
            <text:p text:style-name="P2">1272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table:number-rows-spanned="2" office:value-type="string">
            <text:p text:style-name="P1">Category Type</text:p>
          </table:table-cell>
          <table:table-cell table:style-name="Tabela1.A1" office:value-type="string">
            <text:p text:style-name="Table_20_Contents">"primaryType":</text:p>
          </table:table-cell>
          <table:table-cell table:style-name="Tabela1.A1" office:value-type="string">
            <text:p text:style-name="P2">"bar",</text:p>
          </table:table-cell>
        </table:table-row>
        <table:table-row table:style-name="Tabela1.17">
          <table:covered-table-cell table:style-name="Tabela1.A1"/>
          <table:table-cell table:style-name="Tabela1.A1" office:value-type="string">
            <text:p text:style-name="Table_20_Contents">"types": </text:p>
          </table:table-cell>
          <table:table-cell table:style-name="Tabela1.A1" office:value-type="string">
            <text:p text:style-name="P4">["bar", "pub", "restaurant", "food", "point_of_interest", "establishment"]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table:number-rows-spanned="2" office:value-type="string">
            <text:p text:style-name="P3"/>
            <text:p text:style-name="P1">Price Info</text:p>
          </table:table-cell>
          <table:table-cell table:style-name="Tabela1.A1" office:value-type="string">
            <text:p text:style-name="P2">"priceLevel":</text:p>
          </table:table-cell>
          <table:table-cell table:style-name="Tabela1.A1" office:value-type="string">
            <text:p text:style-name="P2">"PRICE_LEVEL_MODERATE",</text:p>
          </table:table-cell>
        </table:table-row>
        <table:table-row>
          <table:covered-table-cell table:style-name="Tabela1.A1"/>
          <table:table-cell table:style-name="Tabela1.A1" office:value-type="string">
            <text:p text:style-name="P6">"priceRange":</text:p>
          </table:table-cell>
          <table:table-cell table:style-name="Tabela1.A1" office:value-type="string">
            <text:p text:style-name="P7"><text:s/>{ "startPrice": { "currencyCode": "USD",</text:p>
            <text:p text:style-name="P7"><text:s text:c="27"/>"units": "10"},</text:p>
            <text:p text:style-name="P7"><text:s text:c="4"/>"endPrice": { <text:s/>"currencyCode": "USD",</text:p>
            <text:p text:style-name="P7"><text:s text:c="27"/>"units": "20"}},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8"><text:span text:style-name="T1">A</text:span>ccessibility Options</text:p>
          </table:table-cell>
          <table:table-cell table:style-name="Tabela1.A1" office:value-type="string">
            <text:p text:style-name="Table_20_Contents">"accessibilityOptions":</text:p>
          </table:table-cell>
          <table:table-cell table:style-name="Tabela1.A1" office:value-type="string">
            <text:p text:style-name="P7"><text:s/>{ "wheelchairAccessibleParking": false,</text:p>
            <text:p text:style-name="P7"><text:s text:c="4"/>"wheelchairAccessibleEntrance": true,</text:p>
            <text:p text:style-name="P7"><text:s text:c="4"/>"wheelchairAccessibleRestroom": true},</text:p>
          </table:table-cell>
        </table:table-row>
        <table:table-row>
          <table:table-cell table:style-name="Tabela1.A1" office:value-type="string">
            <text:p text:style-name="P4">Opening Hours</text:p>
          </table:table-cell>
          <table:table-cell table:style-name="Tabela1.A1" office:value-type="string">
            <text:p text:style-name="Table_20_Contents">"regularOpeningHours": </text:p>
          </table:table-cell>
          <table:table-cell table:style-name="Tabela1.A1" office:value-type="string">
            <text:p text:style-name="P4">{"openNow": false,</text:p>
            <text:p text:style-name="P4">"periods": [{"open": {"day": 0,"hour": 11,"minute": 0},"close": {"day": 1, "hour": 0,"minute": 0}},</text:p>
            <text:p text:style-name="P5">{"open": {"day": 1, "hour": 15, "minute": 0}, "close": {"day": 2, "hour": 0, "minute": 0}}, <text:span text:style-name="T2">[…]</text:span></text:p>
            <text:p text:style-name="P5">"weekdayDescriptions": ["Monday: 3:00\u202fPM\u2009\u2013\u200912:00\u202fAM", "Tuesday: <text:soft-page-break/>3:00\u202fPM\u2009\u2013\u20093:00\u202fAM","Wednesday: 3:00\u202fPM\u2009\u2013\u20093:00\u202fAM", "Thursday: 3:00\u202fPM\u2009\u2013\u20093:00\u202fAM", "Friday: 3:00\u202fPM\u2009\u2013\u20093:00\u202fAM", "Saturday: 11:00\u202fAM\u2009\u2013\u20093:00\u202fAM", "Sunday: 11:00\u202fAM\u2009\u2013\u200912:00\u202fAM"],</text:p>
          </table:table-cell>
        </table:table-row>
        <table:table-row>
          <table:table-cell table:style-name="Tabela1.A1" office:value-type="string">
            <text:p text:style-name="P1">Photos</text:p>
          </table:table-cell>
          <table:table-cell table:style-name="Tabela1.A1" office:value-type="string">
            <text:p text:style-name="Table_20_Contents">"photos":</text:p>
          </table:table-cell>
          <table:table-cell table:style-name="Tabela1.A1" office:value-type="string">
            <text:p text:style-name="P3">[{"name":"places/ChIJYwb-EAZZwok <text:span text:style-name="T3">[…]</text:span>, "widthPx": 4800, "heightPx": 3200,</text:p>
            <text:p text:style-name="P3">"authorAttributions": [{"displayName": "The Flying Cock", "uri": "<text:a xlink:type="simple" xlink:href="https://maps.google.com/maps/contrib/106851226945359744547" text:style-name="Internet_20_link" text:visited-style-name="Visited_20_Internet_20_Link">https://maps.google.com/maps/contrib/106851226945359744547</text:a>", "photoUri": "https://lh3.googleusercontent.com/a-/ALV-UjXNyGywXSpFhgZiIoxdTSL92b6bDnXG4WDpxDyOn5XE0JC8UauV=s100-p-k-no-mo"}],</text:p>
            <text:p text:style-name="P2">"flagContentUri": "https://www.google.com/local/imagery/report/?cb_client=maps_api_places.places_api&amp;image_key=!1e10!2sAF1QipOXWvXU_ib5mSmqTNPlB1aRbGHR9k-aISDDh7cM&amp;hl=en-US",</text:p>
            <text:p text:style-name="P2">"googleMapsUri": "https://www.google.com/maps/place//data=!3m4!1e2!3m2!1sAF1QipOXWvXU_ib5mSmqTNPlB1aRbGHR9k-aISDDh7cM!2e10!4m2!3m1!1s0x89c2590610fe0663:0x63f781c5531fb39e"},</text:p>
            <text:p text:style-name="P2">{"name": "places/ChIJYwb-EAZZwokRnrMfU<text:span text:style-name="T3">[</text:span>…<text:span text:style-name="T3">] </text:span>,</text:p>
            <text:p text:style-name="P2">"widthPx": 3200,</text:p>
            <text:p text:style-name="P2">"heightPx": 4800, <text:span text:style-name="T3">[…]</text:span></text:p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</table:table-row>
        <table:table-row>
          <table:table-cell table:style-name="Tabela1.A1" office:value-type="string">
            <text:p text:style-name="P9">places.plusCode</text:p>
          </table:table-cell>
          <table:table-cell table:style-name="Tabela1.A1" office:value-type="string">
            <text:p text:style-name="P10">"plusCode":</text:p>
          </table:table-cell>
          <table:table-cell table:style-name="Tabela1.A1" office:value-type="string">
            <text:p text:style-name="P9">{"globalCode": "87G8P2WC+4P", "compoundCode": "P2WC+4P New York, NY, USA"},</text:p>
          </table:table-cell>
        </table:table-row>
        <table:table-row>
          <table:table-cell table:style-name="Tabela1.A1" office:value-type="string">
            <text:p text:style-name="P9">places.viewport</text:p>
          </table:table-cell>
          <table:table-cell table:style-name="Tabela1.A1" office:value-type="string">
            <text:p text:style-name="P11">"viewport":</text:p>
          </table:table-cell>
          <table:table-cell table:style-name="Tabela1.A1" office:value-type="string">
            <text:p text:style-name="P9">{"low": {"latitude": 40.7440237197085,"longitude": -73.97960813029152}, "high": { "latitude": 40.7467216802915, "longitude": -73.9769101697085 }},</text:p>
          </table:table-cell>
        </table:table-row>
        <table:table-row>
          <table:table-cell table:style-name="Tabela1.A1" office:value-type="string">
            <text:p text:style-name="P12">places.adrFormatAddress</text:p>
          </table:table-cell>
          <table:table-cell table:style-name="Tabela1.A1" office:value-type="string">
            <text:p text:style-name="P13">"adrFormatAddress":</text:p>
          </table:table-cell>
          <table:table-cell table:style-name="Tabela1.A1" office:value-type="string">
            <text:p text:style-name="P13">&lt;span class=\"street-address\"&gt;497 3rd Ave&lt;/span&gt;, &lt;span class=\"locality\"&gt;New York&lt;/span&gt;, &lt;span class=\"region\"&gt;NY&lt;/span&gt; &lt;span class=\"postal-code\"&gt;10016-4854&lt;/span&gt;, &lt;span class=\"country-<text:soft-page-break/>name\"&gt;USA&lt;/span&gt;",</text:p>
          </table:table-cell>
        </table:table-row>
        <table:table-row>
          <table:table-cell table:style-name="Tabela1.A1" office:value-type="string">
            <text:p text:style-name="P3">places.businessStatus</text:p>
          </table:table-cell>
          <table:table-cell table:style-name="Tabela1.A1" office:value-type="string">
            <text:p text:style-name="P2">"businessStatus":</text:p>
          </table:table-cell>
          <table:table-cell table:style-name="Tabela1.A1" office:value-type="string">
            <text:p text:style-name="P2">"OPERATIONAL",</text:p>
          </table:table-cell>
        </table:table-row>
        <table:table-row>
          <table:table-cell table:style-name="Tabela1.A1" office:value-type="string">
            <text:p text:style-name="P12">places.iconMaskBaseUri</text:p>
          </table:table-cell>
          <table:table-cell table:style-name="Tabela1.A1" office:value-type="string">
            <text:p text:style-name="P13">"iconMaskBaseUri":</text:p>
          </table:table-cell>
          <table:table-cell table:style-name="Tabela1.A1" office:value-type="string">
            <text:p text:style-name="P13">"https://maps.gstatic.com/mapfiles/place_api/icons/v2/bar_pinlet",</text:p>
          </table:table-cell>
        </table:table-row>
        <table:table-row>
          <table:table-cell table:style-name="Tabela1.A1" office:value-type="string">
            <text:p text:style-name="P12">places.iconBackgroundColor</text:p>
          </table:table-cell>
          <table:table-cell table:style-name="Tabela1.A1" office:value-type="string">
            <text:p text:style-name="P13">"iconBackgroundColor":</text:p>
          </table:table-cell>
          <table:table-cell table:style-name="Tabela1.A1" office:value-type="string">
            <text:p text:style-name="P13">"#FF9E67",</text:p>
          </table:table-cell>
        </table:table-row>
        <table:table-row table:style-name="Tabela1.34">
          <table:table-cell table:style-name="Tabela1.A1" office:value-type="string">
            <text:p text:style-name="P12">places.primaryTypeDisplayName</text:p>
          </table:table-cell>
          <table:table-cell table:style-name="Tabela1.A1" office:value-type="string">
            <text:p text:style-name="P13">"primaryTypeDisplayName":</text:p>
          </table:table-cell>
          <table:table-cell table:style-name="Tabela1.A1" office:value-type="string">
            <text:p text:style-name="P12">{"text": "Bar","languageCode": "en-US"},</text:p>
          </table:table-cell>
        </table:table-row>
        <table:table-row>
          <table:table-cell table:style-name="Tabela1.A1" office:value-type="string">
            <text:p text:style-name="P12">places.shortFormattedAddress</text:p>
          </table:table-cell>
          <table:table-cell table:style-name="Tabela1.A1" office:value-type="string">
            <text:p text:style-name="P13">"shortFormattedAddress":</text:p>
          </table:table-cell>
          <table:table-cell table:style-name="Tabela1.A1" office:value-type="string">
            <text:p text:style-name="P13">"497 3rd Ave, New York",</text:p>
          </table:table-cell>
        </table:table-row>
        <table:table-row>
          <table:table-cell table:style-name="Tabela1.A1" office:value-type="string">
            <text:p text:style-name="P14">places.postalAddress</text:p>
          </table:table-cell>
          <table:table-cell table:style-name="Tabela1.A1" office:value-type="string">
            <text:p text:style-name="P15">"postalAddress":</text:p>
          </table:table-cell>
          <table:table-cell table:style-name="Tabela1.A1" office:value-type="string">
            <text:p text:style-name="P14">{"regionCode": "US", "languageCode": "en-US", "postalCode": "10016-4854", "administrativeArea": "New York", "locality": "New York",</text:p>
            <text:p text:style-name="P15">"addressLines": ["497 3rd Ave"]}</text:p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>,<text:span text:style-name="T4">places.addressComponents</text:span>,,,places.containingPlaces,,,,,,,,,,,,places.pureServiceAreaBusiness,,places.subDestinations,,,,<text:span text:style-name="T5">places.currentOpeningHours,places.currentSecondaryOpeningHours</text:span>,,,,,,<text:span text:style-name="T5">places.regularSecondaryOpeningHours</text:span>,,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 Montreal" svg:font-family="'Neue Montreal', neue-montreal-fallback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08:27:43.316000000</meta:creation-date>
    <dc:date>2025-04-15T09:50:19.098000000</dc:date>
    <meta:editing-duration>PT5M37S</meta:editing-duration>
    <meta:editing-cycles>1</meta:editing-cycles>
    <meta:document-statistic meta:table-count="1" meta:image-count="0" meta:object-count="0" meta:page-count="3" meta:paragraph-count="88" meta:word-count="237" meta:character-count="3780" meta:non-whitespace-character-count="3558"/>
    <meta:generator>LibreOffice/24.8.5.2$Windows_X86_64 LibreOffice_project/fddf2685c70b461e7832239a0162a77216259f22</meta:generator>
  </office:meta>
</office:document-meta>
</file>